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officeooo:rsid="000c83ab" officeooo:paragraph-rsid="000c83ab"/>
    </style:style>
    <style:style style:name="P2" style:family="paragraph" style:parent-style-name="Standard">
      <style:paragraph-properties fo:text-align="justify" style:justify-single-word="false"/>
      <style:text-properties officeooo:rsid="000c83ab" officeooo:paragraph-rsid="000c83ab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c83ab" officeooo:paragraph-rsid="000c83ab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0cee7f" officeooo:paragraph-rsid="000cee7f"/>
    </style:style>
    <style:style style:name="P5" style:family="paragraph" style:parent-style-name="Standard">
      <style:paragraph-properties fo:text-align="justify" style:justify-single-word="false"/>
      <style:text-properties officeooo:rsid="000c83ab" officeooo:paragraph-rsid="000c83ab"/>
    </style:style>
    <style:style style:name="P6" style:family="paragraph" style:parent-style-name="Standard">
      <style:paragraph-properties fo:text-align="justify" style:justify-single-word="false"/>
      <style:text-properties officeooo:rsid="000c83ab" officeooo:paragraph-rsid="001384f5"/>
    </style:style>
    <style:style style:name="P7" style:family="paragraph" style:parent-style-name="Standard">
      <style:paragraph-properties fo:text-align="justify" style:justify-single-word="false"/>
      <style:text-properties officeooo:rsid="000e23b9" officeooo:paragraph-rsid="000e23b9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c83ab" officeooo:paragraph-rsid="000c83ab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c83ab" officeooo:paragraph-rsid="000ea584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ea584" officeooo:paragraph-rsid="000ea584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officeooo:rsid="000cee7f" officeooo:paragraph-rsid="000cee7f"/>
    </style:style>
    <style:style style:name="P12" style:family="paragraph" style:parent-style-name="Standard">
      <style:paragraph-properties fo:text-align="justify" style:justify-single-word="false"/>
      <style:text-properties officeooo:rsid="000cee7f" officeooo:paragraph-rsid="00154cc7"/>
    </style:style>
    <style:style style:name="T1" style:family="text">
      <style:text-properties officeooo:rsid="000cee7f"/>
    </style:style>
    <style:style style:name="T2" style:family="text">
      <style:text-properties officeooo:rsid="000dac9d"/>
    </style:style>
    <style:style style:name="T3" style:family="text">
      <style:text-properties officeooo:rsid="000fb0a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54cc7"/>
    </style:style>
    <style:style style:name="T6" style:family="text">
      <style:text-properties officeooo:rsid="001677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scar Jimenez</text:p>
      <text:p text:style-name="P2">Bogota 04/04/2014</text:p>
      <text:p text:style-name="P2">Proyecto Mett</text:p>
      <text:p text:style-name="P2"/>
      <text:p text:style-name="P2"/>
      <text:p text:style-name="P3">Estructura:</text:p>
      <text:p text:style-name="P3"/>
      <text:p text:style-name="P2"/>
      <text:p text:style-name="P2">Index.html</text:p>
      <text:p text:style-name="P2"><text:tab/>js</text:p>
      <text:p text:style-name="P2"><text:tab/><text:tab/>Angular.js</text:p>
      <text:p text:style-name="P2"><text:tab/><text:tab/>angular-route.js</text:p>
      <text:p text:style-name="P2"><text:tab/><text:tab/>controladores.js</text:p>
      <text:p text:style-name="P2"><text:tab/><text:tab/>script.js<text:tab/><text:tab/><text:tab/></text:p>
      <text:p text:style-name="P2"><text:tab/>img</text:p>
      <text:p text:style-name="P2"><text:tab/><text:tab/>estado.jpg</text:p>
      <text:p text:style-name="P2"><text:tab/><text:tab/>logueo.jpg</text:p>
      <text:p text:style-name="P2"><text:tab/><text:tab/>mensaje.jpg</text:p>
      <text:p text:style-name="P2"><text:tab/>templates</text:p>
      <text:p text:style-name="P2"><text:tab/><text:tab/>Estado.html</text:p>
      <text:p text:style-name="P2"><text:tab/><text:tab/>Logueo.html</text:p>
      <text:p text:style-name="P2"><text:tab/><text:tab/>Mensaje.html</text:p>
      <text:p text:style-name="P2"><text:tab/><text:tab/><text:span text:style-name="T2">Bienvenido.html</text:span></text:p>
      <text:p text:style-name="P2"><text:tab/><text:tab/></text:p>
      <text:p text:style-name="P2"/>
      <text:p text:style-name="P3">Proyecto Mett</text:p>
      <text:p text:style-name="P3"/>
      <text:p text:style-name="P2"/>
      <text:p text:style-name="P2">El proyecto “mett” tiene una carpeta que contiene un archivo .html llamado “index” y dentro de él, encontramos una directiva del framework AngularJs llamada ng-view. La cual es encargada de mostrar los demás templates, una vez el usuario haya seleccionionado la opción deseada.</text:p>
      <text:p text:style-name="P2"/>
      <text:p text:style-name="P2">Los templates a los que se puede acceder son: </text:p>
      <text:p text:style-name="P2"/>
      <text:p text:style-name="P2">Logueo.html</text:p>
      <text:p text:style-name="P2">Estado.html</text:p>
      <text:p text:style-name="P2">Mensaje.html</text:p>
      <text:p text:style-name="P7">bienvenido.html</text:p>
      <text:p text:style-name="P2"/>
      <text:p text:style-name="P2">Éstos archivos se encuenteran en la carpeta “templates”.</text:p>
      <text:p text:style-name="P2"/>
      <text:p text:style-name="P2">Tambien se encuentran las carpetas llamadas: “img” y “js” en donde “img” contiene las imagenes del proyecto y “js” los archivos de script y de angular para que podamos usar este framework (de estos archivos no hablaremos).</text:p>
      <text:p text:style-name="P2"/>
      <text:p text:style-name="P2"/>
      <text:p text:style-name="P2"/>
      <text:p text:style-name="P3"><text:soft-page-break/>El template de “Logueo” </text:p>
      <text:p text:style-name="P2"/>
      <text:p text:style-name="P2"/>
      <text:p text:style-name="P2">Dentro del template “Logueo” encontramos primero una imagen llamada “logueo” que se muiestra apenas se carga la página. Después un form que se encarga de recibír el nombre del usuario y su contraseña, adicionalmente almacena los datos recibidos en dos variables; “nombretext” para el nombre del usuario y “passwordtext” para la contraseña. Despues encontramos una etiqueta “div” que contiene un controlador llamado “Logueo” (hablaremos de éste mas adelante). Y dentro de la etiqueta “div” se adiciono un boton el cual llama una funcion encargada de realizar el envio de los datos a la appi de Vime.com.co. Posteriormente se realiza la muestra de los datos recibidos desde la appi de Vime “a la manera” de AngulaJs, mediante la variable “datos” y el nombre de uno de los campos contenidos <text:s/>en el Json enviado por la appi. </text:p>
      <text:p text:style-name="P2"/>
      <text:p text:style-name="P2"/>
      <text:p text:style-name="P2"><text:span text:style-name="T4">El template de “Estado”</text:span></text:p>
      <text:p text:style-name="P2"/>
      <text:p text:style-name="P2"/>
      <text:p text:style-name="P2">En el template de “Estado” se hace llamado a la imagen <text:s/>“estado”, posteriormente se llama mediante las funciones de Angular la cariable “datos” que contiene los datos recibidos del metodo Post enviado como prueba para implementar más adelante el metodo get y campturar el estado del usuario que se ha logueado anteriormente. </text:p>
      <text:p text:style-name="P2"/>
      <text:p text:style-name="P2"/>
      <text:p text:style-name="P3">El template de “Mensaje”</text:p>
      <text:p text:style-name="P2"/>
      <text:p text:style-name="P2"/>
      <text:p text:style-name="P6">En este archivo se encuentra una imagen llamada “mensaje” que se emuestra apenas carga la página y <text:span text:style-name="T1"><text:s/>llama un form para el envío de mensajes a un usuario que se encuentre registrado en la appi de Vime.com.co. Posee los campos de: asunto, para y mensaje.</text:span></text:p>
      <text:p text:style-name="P6"/>
      <text:p text:style-name="P6"/>
      <text:p text:style-name="P9">El template de “Mensaje”</text:p>
      <text:p text:style-name="P9"/>
      <text:p text:style-name="P9"/>
      <text:p text:style-name="P10">En este template se encuentra los datos del usuario y un saludo de bienvenida, los datos que se muestran son los recibidos de la api despues de cargar el login.</text:p>
      <text:p text:style-name="P10"/>
      <text:p text:style-name="P10"/>
      <text:p text:style-name="P3">Script.js</text:p>
      <text:p text:style-name="P2"/>
      <text:p text:style-name="P2"/>
      <text:p text:style-name="P2">En este archivo encontramos los modulos, las funciones, variables, que se pueden implementar conm AngularJs. Aqu<text:span text:style-name="T1">í</text:span> se <text:span text:style-name="T1">usa el</text:span> <text:span text:style-name="T1">$routerProvider para configurar las direcciones a las que se apunta, cuando el usuario selecciona una opción, y se muestran en el ng-view. </text:span></text:p>
      <text:p text:style-name="P2"/>
      <text:p text:style-name="P4">Adicionalmente se declaran o nombran los controladores que se encuentran en el archivo “controladores”, y se adicionan las rutas donde se encuentran los templates.</text:p>
      <text:p text:style-name="P4"><text:soft-page-break/><text:span text:style-name="T4">Controladores.js</text:span></text:p>
      <text:p text:style-name="P4"/>
      <text:p text:style-name="P4"/>
      <text:p text:style-name="P4">Este archivo contiene los controladores declarados en el archivo “Script” los cuales son: </text:p>
      <text:p text:style-name="P4"/>
      <text:p text:style-name="P4">“logueoC”: encargado de llamar una función que usa el servicio $http para apuntar a la appi mediante los metodos POST y GET, <text:span text:style-name="T3">enviando como parametros el username y el password</text:span>. <text:span text:style-name="T3">Se encarga ademas de confirmar el estado de la peticion, es decir, si la peticion de datos a la api fue éxitosa o denegada.</text:span></text:p>
      <text:p text:style-name="P4"/>
      <text:p text:style-name="P4">“estadoC”: realiza <text:span text:style-name="T3">la petición de datos a la api, usando dos datos recibidos después del logueo, que son: el user_id y el cookie, dándonos como respuesta los mensajes y notificaciones que haya recibido el usuario. </text:span></text:p>
      <text:p text:style-name="P4"/>
      <text:p text:style-name="P4">“mensajeC”: <text:span text:style-name="T5">Se encuentra la función encargada de envíar los datos del mensaje a la Appi de Vime.com.co, mediante el uso de un diccionario (que cambiara mas adelante a un Json) que se envia a la Appi mediante el metodo Post. </text:span></text:p>
      <text:p text:style-name="P4"/>
      <text:p text:style-name="P12">“<text:span text:style-name="T5">bienvenidoC</text:span>”: <text:span text:style-name="T6">La función se encarga de recibir los datos de la Api, y almacenarlos en unas variables que se ubican en el template de bienvenido.html y carga una imgen de bienvenida. </text:span></text:p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c83ab" officeooo:paragraph-rsid="000c83a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5:56:02.740290556</meta:creation-date>
    <dc:date>2014-04-08T17:31:33.942595948</dc:date>
    <meta:editing-duration>PT40M59S</meta:editing-duration>
    <meta:editing-cycles>16</meta:editing-cycles>
    <meta:generator>LibreOffice/4.1.3.2$Linux_X86_64 LibreOffice_project/410m0$Build-2</meta:generator>
    <dc:creator>Oscar Jimenez</dc:creator>
    <meta:document-statistic meta:table-count="0" meta:image-count="0" meta:object-count="0" meta:page-count="3" meta:paragraph-count="46" meta:word-count="643" meta:character-count="4017" meta:non-whitespace-character-count="3377"/>
  </office:meta>
</office:document-meta>
</file>